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 office:value-type="float" office:value="38293" calcext:value-type="float">
            <text:p>38293</text:p>
          </table:table-cell>
          <table:table-cell table:formula="of:=[.C106] - [.C105]" office:value-type="float" office:value="8298" calcext:value-type="float">
            <text:p>8298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6]-[.E105]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[.H105]+[.G106]" office:value-type="float" office:value="31873" calcext:value-type="float">
            <text:p>31873</text:p>
          </table:table-cell>
          <table:table-cell office:value-type="float" office:value="25" calcext:value-type="float">
            <text:p>25</text:p>
          </table:table-cell>
          <table:table-cell table:formula="of:=[.I106]-[.I105]" office:value-type="float" office:value="-10" calcext:value-type="float">
            <text:p>-10</text:p>
          </table:table-cell>
          <table:table-cell office:value-type="string" calcext:value-type="string">
            <text:p>Emptiness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-38293" calcext:value-type="float">
            <text:p>-38293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31873" calcext:value-type="float">
            <text:p>31873</text:p>
          </table:table-cell>
          <table:table-cell/>
          <table:table-cell table:formula="of:=[.I107]-[.I106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31873" calcext:value-type="float">
            <text:p>31873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-14928" calcext:value-type="float">
            <text:p>-14928</text:p>
          </table:table-cell>
          <table:table-cell/>
          <table:table-cell table:formula="of:=[.H108]+[.G109]" office:value-type="float" office:value="31873" calcext:value-type="float">
            <text:p>31873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1T04:10:35.795374044</dc:date>
    <meta:editing-cycles>129</meta:editing-cycles>
    <meta:editing-duration>P28DT18H36M14S</meta:editing-duration>
    <meta:generator>LibreOffice/6.0.3.2$Linux_X86_64 LibreOffice_project/00m0$Build-2</meta:generator>
    <meta:document-statistic meta:table-count="1" meta:cell-count="1056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8293">
                <text:p>-38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928">
                <text:p>-14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873">
                <text:p>318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